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rtualUserTableManagementException.VirtualUserTableManagement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UserTableManagementException.VirtualUserTableManage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UserTableManagementException.VirtualUserTableManagementException( String messag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UserTableManagementException.VirtualUserTableManag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